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text-properties fo:font-weight="bold" style:font-weight-asian="bold" style:font-weight-complex="bold"/>
    </style:style>
    <style:style style:name="P3" style:family="paragraph" style:parent-style-name="Text">
      <style:text-properties fo:font-weight="normal" style:font-weight-asian="normal" style:font-weight-complex="normal"/>
    </style:style>
    <style:style style:name="P4" style:family="paragraph" style:parent-style-name="Text" style:list-style-name="L2"/>
    <style:style style:name="P5" style:family="paragraph" style:parent-style-name="Text_20_body" style:list-style-name="L2">
      <style:paragraph-properties fo:text-align="start" style:justify-single-word="false"/>
      <style:text-properties fo:font-weight="normal" style:font-weight-asian="normal" style:font-weight-complex="normal"/>
    </style:style>
    <style:style style:name="P6" style:family="paragraph" style:parent-style-name="Text" style:list-style-name="L3">
      <style:text-properties fo:font-weight="bold" style:font-weight-asian="bold" style:font-weight-complex="bold"/>
    </style:style>
    <style:style style:name="P7" style:family="paragraph" style:parent-style-name="Standard" style:list-style-name="L3">
      <style:text-properties fo:font-weight="normal" style:font-weight-asian="normal" style:font-weight-complex="normal"/>
    </style:style>
    <style:style style:name="P8" style:family="paragraph" style:parent-style-name="Text" style:list-style-name="L3">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text-align="start" style:justify-single-word="false"/>
      <style:text-properties fo:font-weight="normal" style:font-weight-asian="normal" style:font-weight-complex="normal"/>
    </style:style>
    <style:style style:name="P12" style:family="paragraph" style:parent-style-name="Standard" style:list-style-name="L5">
      <style:paragraph-properties fo:text-align="start"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normal" style:font-weight-asian="normal" style:font-weight-complex="normal"/>
    </style:style>
    <style:style style:name="P14" style:family="paragraph" style:parent-style-name="Text_20_body" style:list-style-name="L3">
      <style:paragraph-properties fo:text-align="start" style:justify-single-word="false"/>
    </style:style>
    <style:style style:name="P15" style:family="paragraph" style:parent-style-name="Text_20_body"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list-style-name="L3">
      <style:paragraph-properties fo:text-align="start" style:justify-single-word="false"/>
      <style:text-properties fo:font-weight="bold" style:font-weight-asian="bold" style:font-weight-complex="bold"/>
    </style:style>
    <style:style style:name="P17" style:family="paragraph" style:parent-style-name="Text_20_body" style:list-style-name="L3">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style>
    <style:style style:name="P19" style:family="paragraph" style:parent-style-name="Text_20_body" style:list-style-name="L3">
      <style:paragraph-properties fo:text-align="start" style:justify-single-word="false"/>
      <style:text-properties fo:font-style="italic" fo:font-weight="normal" style:font-style-asian="italic" style:font-weight-asian="normal" style:font-style-complex="italic" style:font-weight-complex="normal"/>
    </style:style>
    <style:style style:name="P20"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22" style:family="paragraph" style:parent-style-name="Text_20_body" style:list-style-name="L3"/>
    <style:style style:name="P23" style:family="paragraph" style:parent-style-name="Standard" style:list-style-name="L6">
      <style:paragraph-properties fo:text-align="start"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start" style:justify-single-word="false"/>
      <style:text-properties fo:font-weight="bold" style:font-weight-asian="bold" style:font-weight-complex="bold"/>
    </style:style>
    <style:style style:name="P26"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Text">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6">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5-09-07)</text:p>
      <text:p text:style-name="P1"/>
      <text:p text:style-name="P2">Dalyvauja:</text:p>
      <text:p text:style-name="P3">Jaroslav Šatkevič </text:p>
      <text:p text:style-name="P3">Saulius Gražulis</text:p>
      <text:p text:style-name="P3">Albertas Agejevas</text:p>
      <text:p text:style-name="P3">Mykolas Okulič-Kazarinas</text:p>
      <text:p text:style-name="P3">Tomas Jonušas</text:p>
      <text:p text:style-name="P3">Žygimantas Beručka</text:p>
      <text:p text:style-name="P2"/>
      <text:p text:style-name="P2">Darbotvarkė:</text:p>
      <text:list text:style-name="L2">
        <text:list-item>
          <text:p text:style-name="P4">Kuruojamų<text:span text:style-name="T1"> sričių veiklos pristatymas</text:span></text:p>
        </text:list-item>
        <text:list-item>
          <text:p text:style-name="P5">AKL serveriai</text:p>
        </text:list-item>
        <text:list-item>
          <text:p text:style-name="P5">AKL narių tvirtinimas/šalinimas</text:p>
        </text:list-item>
        <text:list-item>
          <text:p text:style-name="P5">AKL istorija (Kęstučio Biliūno pasiūlymas)</text:p>
        </text:list-item>
        <text:list-item>
          <text:p text:style-name="P5">GUADEC 2007 Vilniuje</text:p>
        </text:list-item>
        <text:list-item>
          <text:p text:style-name="P5">Infobalt 2005</text:p>
        </text:list-item>
        <text:list-item>
          <text:p text:style-name="P5">Kiti klausimai</text:p>
        </text:list-item>
      </text:list>
      <text:p text:style-name="P3"/>
      <text:list text:style-name="L3">
        <text:list-item>
          <text:p text:style-name="P6">Kuruojamų sričių veiklos pristatymas</text:p>
          <text:list>
            <text:list-item>
              <text:p text:style-name="P7"><text:s/>Saulius Gražulis – Autorių teisių komiteto ataskaita.</text:p>
            </text:list-item>
          </text:list>
        </text:list-item>
      </text:list>
      <text:p text:style-name="P3"><text:tab/>Trumpas pasakojimas apie FFII listo naujienas. Viena firma padavė FFII į teismą už šmeižta ir dabar vyksta teisminiai procesai.</text:p>
      <text:p text:style-name="P3"><text:tab/>Lietuvoje viskas tylu. Neseniai pasikeitė patentų įstatymas, bet PĮ ir toliau nėra patentuojama. </text:p>
      <text:list text:style-name="L3" text:continue-numbering="true">
        <text:list-item>
          <text:list text:continue-numbering="true">
            <text:list-item>
              <text:p text:style-name="P8"><text:s/>Mykolas O.K. - ryšiai su visuomene </text:p>
            </text:list-item>
          </text:list>
        </text:list-item>
      </text:list>
      <text:p text:style-name="P9"><text:tab/>Buvo perskaityta paskaitą apie pranešimų rašymą per AKL vasaros mytą. Mykolas pasižadėjo padaryti panašia paskaitą dar kartą Vilniuje, kur galėtu ateiti visi norintis dalyvauti AKL PR veikloje.</text:p>
      <text:p text:style-name="P9"><text:tab/>„Komputer Bild“ Lietuva pradėjo palankiau žiūrėti į AK, pasirodė straipsnis apie Mozilla, kur ji įvertintą kaip žymiai geresnė nei IE. Anksčiau komputer bild Lietuva redaktoriai nenorėjo atkreipti dėmesio į Mykolo pasiūlymus rašyti straisnius apie AK.</text:p>
      <text:list text:style-name="L3" text:continue-numbering="true">
        <text:list-item>
          <text:list text:continue-numbering="true">
            <text:list-item>
              <text:p text:style-name="P8"><text:s/>Jaroslav Šatkevič – Comunity, PR, Švietimas</text:p>
            </text:list-item>
          </text:list>
        </text:list-item>
      </text:list>
      <text:p text:style-name="P10"><text:tab/>Vasarą įvyko keli mytai. </text:p>
      <text:p text:style-name="P10"><text:tab/>Vienas - Linux kūrėjų susitikimas, kur buvo nuspręsta parengti lietuviškų Linux distribucijų kodeksą, kad ateityje neleisti nekokybišku produktų.</text:p>
      <text:p text:style-name="P10"><text:tab/>Antras – tradicinis AKL vasaros mytas kuris vyko prie Baltųjų Lakajų ežero. </text:p>
      <text:p text:style-name="P10"><text:tab/>Abu renginiai pavyko.</text:p>
      <text:p text:style-name="P10"/>
      <text:p text:style-name="P10"><text:tab/>Sekančio mėnesio studentiškame laikraštyje „Savas“ pasirodys interviu su AKL prezidentu :) Be to kompiuteriams skirtos srities autorius labai geranoriškai žiūri į atvirą kodą ir yra šansų, kad kiekviename numeryje pasirodys po straipsnį apie vieną ar kitą laisvą programą.</text:p>
      <text:p text:style-name="P10"><text:tab/>Vasilij Savin (kol kas ne AKL narys, bet planuoja tapti) sutiko kartą per mėnesį parašyti pranešimą spaudai apie aktualius AKL renginius, ar mūsų atsaką į neteisingus valstybės sprendimus (pvz. VMI mokesčių deklaravimas)</text:p>
      <text:p text:style-name="P10"/>
      <text:p text:style-name="P10"><text:tab/>Yra idėja suorganizuoti idėja konferenciją šveitimui. Dabar į <text:a xlink:type="simple" xlink:href="mailto:info@akl.lt">info@akl.lt</text:a> gaunama nemažai laišku vienaip ar kitaip susietu su atviro kodo nešimu į šveitimą.</text:p>
      <text:p text:style-name="P10"><text:tab/>Gintas Balčiūnas reiškia iniciatyva padėti šitos konferencijos organizavimui.</text:p>
      <text:p text:style-name="P10"/>
      <text:list text:style-name="L4">
        <text:list-item>
          <text:p text:style-name="P11">Tomas pasiūlė paruošti konferencijos projektą ir pristatyti jį švietimo ministerijai, nes ministerija domisi AK idėja.</text:p>
        </text:list-item>
        <text:list-item>
          <text:p text:style-name="P11">Jaro apsiima kuruoti projekto paruošimą. </text:p>
        </text:list-item>
      </text:list>
      <text:p text:style-name="P10"/>
      <text:list text:style-name="L3" text:continue-numbering="true">
        <text:list-item>
          <text:list text:continue-numbering="true">
            <text:list-item>
              <text:p text:style-name="P8"><text:s/>Albertas Agejevas – AKL serveriai</text:p>
            </text:list-item>
          </text:list>
        </text:list-item>
      </text:list>
      <text:p text:style-name="P3"><text:tab/>Pakurtas naujas serveris (dogma.akl.lt), ten bus hostinama laisvų programų projektai. Dabar ten perkeltas gimp.akl.lt.</text:p>
      <text:p text:style-name="P3"><text:tab/>Pakurtas nuosavas DNS serveris. akl.lt perneštas iš Baltnet į nuosavą serverį.</text:p>
      <text:p text:style-name="P3"><text:tab/>SAT padovanojo AKLui UPSą, taigi dabar sumažės problemų su elektros trukčiojimais.</text:p>
      <text:p text:style-name="P3"><text:tab/>Kol kas <text:s/>neaiški situacija dėl ideja.akl.lt hardware atnaujinimo.</text:p>
      <text:p text:style-name="P3"><text:tab/></text:p>
      <text:list text:style-name="L5">
        <text:list-item>
          <text:p text:style-name="P12">Valdyba nusprendžia <text:a xlink:type="simple" xlink:href="http://www.akl.lt/">www.akl.lt</text:a> svetainėje paskelbti, kad kiekvienas norintis gali gauti vietą AKL serveryje kokio nors laisvo projekto pristatymui. </text:p>
        </text:list-item>
        <text:list-item>
          <text:p text:style-name="P12">Jaro pažadėjo išsiaiškinti, kokia padėtis su ideja.akl.lt hardwaru. Ar pavyko sutarti su BMS dėl rėmino (tai turėjo padaryti Mantas) ir pan.</text:p>
          <text:p text:style-name="P12"/>
        </text:list-item>
      </text:list>
      <text:list text:style-name="L3" text:continue-numbering="true">
        <text:list-item>
          <text:list text:continue-numbering="true">
            <text:list-item>
              <text:p text:style-name="P8"><text:s/>Tomas Jonušas </text:p>
            </text:list-item>
          </text:list>
        </text:list-item>
      </text:list>
      <text:p text:style-name="P3"><text:tab/>Reikalingas žmogus kuris užsiimtu AKL projektų paieška. Reikia pradėti tokio žmogaus paieška. Jis gautu ofisą, kompiuterį, nedidelį atlygimą. </text:p>
      <text:p text:style-name="P10"/>
      <text:list text:style-name="L3" text:continue-numbering="true">
        <text:list-item>
          <text:p text:style-name="P6">AKL serveriai</text:p>
          <text:list>
            <text:list-item>
              <text:p text:style-name="P13">Yra problema su files.akl.lt. Panašu, kad miršta kieti diskai arba kontroleris. Reikėtu gauti iš kur nors kelis kietus diskus ir padaryti paprasta RAID, jei pirkti tai kainotu apie 900LT.</text:p>
            </text:list-item>
          </text:list>
        </text:list-item>
      </text:list>
      <text:p text:style-name="P10"/>
      <text:list text:style-name="L3" text:continue-numbering="true">
        <text:list-item>
          <text:list text:continue-numbering="true">
            <text:list-header>
              <text:p text:style-name="P14"><text:span text:style-name="T2">Nutarta: </text:span><text:span text:style-name="T3">per ateinančios savaitės susitikimą` su IBM, Tomas ir Jaro pasikalbės ar jie negalėtu paremti AKL. Pristatyti tai kaip laisvos programinės įrangos lietuviško FTP serverio rėmimą. </text:span></text:p>
              <text:p text:style-name="P15"/>
            </text:list-header>
          </text:list>
        </text:list-item>
        <text:list-item>
          <text:p text:style-name="P16">AKL narių tvirtinimas/šalinimas</text:p>
          <text:list>
            <text:list-item>
              <text:p text:style-name="P17">Naujų narių tvirtinimas:</text:p>
              <text:p text:style-name="P18">Gintas Balčiūnas (feAR) užpildė paraišką tapti narių ir gavo 2 narių rekomendacijas.</text:p>
              <text:p text:style-name="P18"/>
              <text:p text:style-name="P19">Nutarta: <text:span text:style-name="T4">priimti į AKL Gintą Balčiūną.</text:span></text:p>
            </text:list-item>
            <text:list-item>
              <text:p text:style-name="P15">Narių šalinimas:</text:p>
              <text:p text:style-name="P20">Andrius Kazimieras Kasparavičius paprašė sustabdyti savo narystę – narystė sustabdyta.<text:line-break/>Rolanas Juodžbalis (aka Next) nusprendė pasitraukti iš AKL, nes šiuo metu gyvena Anglijoje.</text:p>
              <text:p text:style-name="P20"/>
              <text:p text:style-name="P20"><text:span text:style-name="T5">Nutarta: </text:span>patenkinti <text:s/>Andrius Kazimiero Kasparavičiaus ir Rolando Juodžbalio prašymus.<text:line-break/></text:p>
            </text:list-item>
          </text:list>
        </text:list-item>
        <text:list-item>
          <text:p text:style-name="P21">AKL istorija (Kęstučio Biliūno pasiūlymas)</text:p>
          <text:list>
            <text:list-item>
              <text:p text:style-name="P22">Kęstutis Biliūnas siūlo sudaryti AKL metrašti, kur būtų trumpai aprašytą AKL istorija. Kas buvo nuveikta, kas buvo vadovai ir pan. </text:p>
              <text:p text:style-name="P20"/>
              <text:p text:style-name="P20"><text:span text:style-name="T5">Nutarta: </text:span>wiki.akl.lt padaryti juodraštį, kur Kęstutis ir kiti AKL nariai paruoštu metraštį. Kada informacijos bus pakankama, valdyba jį peržiūrės ir patvirtintą metraštį paskelbs oficialiu, tada metraštis bus padėtas į <text:a xlink:type="simple" xlink:href="http://www.akl.lt/">www.akl.lt</text:a> svetainę.</text:p>
              <text:p text:style-name="P20"/>
            </text:list-item>
          </text:list>
        </text:list-item>
        <text:list-item>
          <text:p text:style-name="P16">GUADEC 2007 Vilniuje (Žygimantas Beručka pristato idėją)</text:p>
          <text:list>
            <text:list-item>
              <text:p text:style-name="P14"><text:span text:style-name="T1">Yra idėja suorganizuoti GUADEC 2007(</text:span>GNOME User and Developer European Conference) konferenciją Vilniuje. <text:s/>Tai būtų didelis pliusas LT AK bendruomenei bei viso pasaulio dėmesio pritraukymas į Lietuvą. Pas mus suvažiuotu OpenSource grietinėlė iš viso pasaulio. </text:p>
            </text:list-item>
            <text:list-item>
              <text:p text:style-name="P14">Reikalavimai: </text:p>
            </text:list-item>
          </text:list>
        </text:list-item>
      </text:list>
      <text:list text:style-name="L6">
        <text:list-item>
          <text:list>
            <text:list-item>
              <text:list>
                <text:list-item>
                  <text:p text:style-name="P23">Reikia patalpos minimum 500 žmonių, dar 3-4 mažesnės tame pat pastate, ir dar visa eilė smulkesnių kambarių.</text:p>
                </text:list-item>
              </text:list>
            </text:list-item>
          </text:list>
        </text:list-item>
      </text:list>
      <text:list text:style-name="L3">
        <text:list-item>
          <text:list>
            <text:list-item>
              <text:list>
                <text:list-item>
                  <text:p text:style-name="P14">Reikia 10 žmonių, kurie raštiškai pažadėtu prisidėti organizuojant konferenciją. </text:p>
                </text:list-item>
                <text:list-item>
                  <text:p text:style-name="P14">Daug įrangos, rėmėjų ir t.t.</text:p>
                </text:list-item>
              </text:list>
            </text:list-item>
            <text:list-item>
              <text:p text:style-name="P14">Paraišką su mūsų pasiūlymu reikia pateikti iki 2006 metų pavasario. </text:p>
              <text:p text:style-name="P20"/>
              <text:p text:style-name="P20"><text:span text:style-name="T5">Nutarta: <text:s/></text:span>pradėti rinkti informaciją apie konferencijos organizavimo Lietuvoje galimybes. Žygimantas pažadėjo atsiųsti valdybai pirminį projekto variantą bei surašyti naudas kokias gaus AKL ir Lietuvos AK bendruomenė jei šį konferencija įvyks Lietuvoje. Tada galima būtų gyliau įvertinti situaciją ir galbūt pradėti rėmėjų paiešką.</text:p>
            </text:list-item>
          </text:list>
        </text:list-item>
      </text:list>
      <text:p text:style-name="P24"/>
      <text:list text:style-name="L3" text:continue-numbering="true">
        <text:list-item>
          <text:p text:style-name="P16">Infobalt 2005</text:p>
          <text:list>
            <text:list-header>
              <text:p text:style-name="P22">AKL vėl dalyvauja Infobalt parodoje. </text:p>
              <text:p text:style-name="P22">Paroda orientuosis į valstybinius projektus (e-paslaugos). Idėjos: a) galima būtų realizuoti kelis populiarinimo projektus, akcentuojant valstybinį sektorių („nemėtyti pinigų brangioms licenzijoms“) b) galima pristatyti realizuota mokyklų intranetų sistemą, virtuali AK mokymo(si) aplinką.</text:p>
            </text:list-header>
          </text:list>
        </text:list-item>
        <text:list-item>
          <text:p text:style-name="P16">kiti klausymai</text:p>
        </text:list-item>
      </text:list>
      <text:p text:style-name="P25"><text:tab/><text:span text:style-name="T1">Reikalinga naują įstatų redakciją (dėl naujo įstatymo), bei AKL revizoriaus rinkimai, nes Eugenijus Paulauskas dėl sveikatos problemų negali eiti šitų pareigų.</text:span></text:p>
      <text:list text:style-name="L7">
        <text:list-item>
          <text:list>
            <text:list-header>
              <text:p text:style-name="P26"/>
              <text:p text:style-name="P26"><text:span text:style-name="T5">Nutarta: </text:span>surengti AKL visuotinį narių susirinkimą žiemą. Gruodžio arba Sausio mėnesį.</text:p>
            </text:list-header>
          </text:list>
        </text:list-item>
      </text:list>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60%" fo:font-weight="bold" style:font-size-asian="115%" style:font-weight-asian="bold" style:font-size-complex="115%" style:font-weight-complex="bold"/>
    </style:style>
    <style:style style:name="Heading_20_2" style:display-name="Heading 2" style:family="paragraph" style:parent-style-name="Title" style:next-style-name="Text"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4$Linux OpenOffice.org_project/680$Build-8825</meta:generator>
    <meta:creation-date>2005-06-11T16:08:32</meta:creation-date>
    <dc:date>2005-09-14T12:25:55</dc:date>
    <meta:print-date>2005-07-08T10:13:30</meta:print-date>
    <dc:language>lt-LT</dc:language>
    <meta:editing-cycles>52</meta:editing-cycles>
    <meta:editing-duration>PT6H10M31S</meta:editing-duration>
    <meta:user-defined meta:name="Info 1"/>
    <meta:user-defined meta:name="Info 2"/>
    <meta:user-defined meta:name="Info 3"/>
    <meta:user-defined meta:name="Info 4"/>
    <meta:document-statistic meta:table-count="0" meta:image-count="0" meta:object-count="0" meta:page-count="3" meta:paragraph-count="72" meta:word-count="792" meta:character-count="5969"/>
  </office:meta>
</office:document-meta>
</file>